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2800000000C5EBA70E3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eatnik SF" svg:font-family="'Beatnik SF'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Consolas1"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Consolas1"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style:font-name="Baskerville Old Face" fo:font-size="7pt" fo:font-style="normal" style:font-size-asian="7pt" style:font-style-asian="normal" style:font-size-complex="7pt" style:font-style-complex="norm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Title">
      <style:paragraph-properties fo:background-color="#eeeeee">
        <style:background-image/>
      </style:paragraph-properties>
      <style:text-properties fo:color="#9900ff" style:font-name="Britannic Bold" fo:font-size="20pt" fo:font-style="normal" style:font-size-asian="20pt" style:font-style-asian="normal" style:font-size-complex="20pt" style:font-style-complex="normal"/>
    </style:style>
    <style:style style:name="P7" style:family="paragraph" style:parent-style-name="Subtitle">
      <style:text-properties style:font-name="Kristen ITC" fo:font-size="12pt" style:font-size-asian="12pt" style:font-size-complex="12pt"/>
    </style:style>
    <style:style style:name="P8" style:family="paragraph" style:parent-style-name="Contents_20_1">
      <style:paragraph-properties>
        <style:tab-stops>
          <style:tab-stop style:position="8.0598in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</style:style>
    <style:style style:name="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666666"/>
    </style:style>
    <style:style style:name="T4" style:family="text">
      <style:text-properties fo:color="#666666" style:font-name="Baskerville Old Face" fo:font-style="normal" style:font-size-asian="7pt" style:font-style-asian="normal" style:font-size-complex="7pt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#ffffff" style:editable="false">
        <style:columns fo:column-count="2" fo:column-gap="0.1in">
          <style:column-sep style:width="0.0138in" style:color="#000000" style:height="100%"/>
          <style:column style:rel-width="32767*" fo:start-indent="0in" fo:end-indent="0.05in"/>
          <style:column style:rel-width="32768*" fo:start-indent="0.05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hapter"/>
      </text:sequence-decls>
      <text:p text:style-name="P2"/>
      <text:p text:style-name="P6">AC-Delco Alternator Windmill</text:p>
      <text:p text:style-name="P7"/>
      <text:p text:style-name="P2"/>
      <text:p text:style-name="P4"><draw:frame draw:style-name="fr1" draw:name="graphics1" text:anchor-type="paragraph" svg:width="6.6665in" svg:height="0.1252in" draw:z-index="0"><draw:image xlink:href="Pictures/10000000000002800000000C5EBA70E3.gif" xlink:type="simple" xlink:show="embed" xlink:actuate="onLoad"/></draw:frame><text:span text:style-name="T3">Written By: Thomas G (08/2014)</text:span><text:tab/><text:tab/> <text:s text:c="7"/><text:tab/><text:tab/></text:p>
      <text:p text:style-name="P5"><text:tab/><text:tab/><text:span text:style-name="T4">Feel free to use: no strings attached (text content only / images respectfully referenced) <text:s text:c="27"/></text:span></text:p>
      <text:p text:style-name="P3"/>
      <text:table-of-content text:style-name="Sect1" text:protected="true" text:name="Table of Contents1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8">1. <text:a xlink:type="simple" xlink:href="#__RefHeading__2026_329140064" text:style-name="Internet_20_link" text:visited-style-name="Visited_20_Internet_20_Link">INTRODUCTION</text:a><text:tab/>2</text:p>
        </text:index-body>
      </text:table-of-content>
      <text:p text:style-name="P2"/>
      <text:p text:style-name="Normal"/>
      <text:h text:style-name="P9" text:outline-level="1"><text:bookmark-start text:name="__RefHeading__2026_329140064"/>INTRODUCTION<text:subject/><text:bookmark-end text:name="__RefHeading__2026_329140064"/></text:h>
      <text:p text:style-name="Contents_20_1"><text:tab/></text:p>
      <text:p text:style-name="Contents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eatnik SF" svg:font-family="'Beatnik SF'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Consolas" fo:font-size="7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5in" fo:margin-right="0in" fo:margin-top="0in" fo:margin-bottom="0in" fo:text-indent="0in" style:auto-text-indent="false" style:page-number="auto" fo:background-color="#ffffcc" fo:padding="0.0201in" fo:border="0.0008in solid #000000" style:shadow="none">
        <style:tab-stops/>
        <style:background-image/>
      </style:paragraph-properties>
      <style:text-properties fo:font-size="6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>
        <style:tab-stops/>
      </style:paragraph-properties>
      <style:text-properties style:font-name="Times New Roman1" fo:font-size="7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margin-top="0.05in" fo:margin-bottom="0.0402in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in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Contents_20_1" style:default-outline-level="1" style:class="text" style:master-page-name="">
      <style:paragraph-properties fo:margin-top="0.15in" fo:margin-bottom="0.0201in" style:page-number="auto" fo:background-color="#ffffff" fo:padding="0.0201in" fo:border-left="none" fo:border-right="none" fo:border-top="0.0008in solid #333333" fo:border-bottom="none" style:shadow="none">
        <style:tab-stops/>
        <style:background-image/>
      </style:paragraph-properties>
      <style:text-properties style:use-window-font-color="true" style:font-name="Comic Sans MS" fo:font-size="9pt" style:text-underline-style="none" fo:font-weight="bold" style:font-size-asian="115%" style:font-weight-asian="bold" style:font-size-complex="115%" style:font-weight-complex="bold" style:font-relief="none"/>
    </style:style>
    <style:style style:name="Contents_20_1" style:display-name="Contents 1" style:family="paragraph" style:parent-style-name="Index" style:class="index">
      <style:paragraph-properties fo:margin-left="0.1in" fo:margin-right="0in" fo:margin-top="0in" fo:margin-bottom="0in" fo:text-indent="0in" style:auto-text-indent="false" style:shadow="none">
        <style:tab-stops>
          <style:tab-stop style:position="0.1in"/>
        </style:tab-stops>
      </style:paragraph-properties>
      <style:text-properties style:font-name="Ebrima" fo:font-size="7pt"/>
    </style:style>
    <style:style style:name="Heading_20_2" style:display-name="Heading 2" style:family="paragraph" style:parent-style-name="Heading" style:next-style-name="Contents_20_2" style:default-outline-level="2" style:class="text" style:master-page-name="">
      <style:paragraph-properties fo:margin-left="0.3in" fo:margin-right="0.3in" fo:margin-top="0.1299in" fo:margin-bottom="0.0201in" fo:text-indent="-0.2in" style:auto-text-indent="false" style:page-number="auto" fo:background-color="transparent" fo:padding="0in" fo:border-left="none" fo:border-right="none" fo:border-top="0.0008in solid #808080" fo:border-bottom="none" style:shadow="none">
        <style:tab-stops/>
        <style:background-image/>
      </style:paragraph-properties>
      <style:text-properties fo:color="#111111" style:font-name="Calibri" fo:font-size="10pt" fo:font-style="normal" style:text-underline-style="solid" style:text-underline-width="auto" style:text-underline-color="#00ccff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Contents_20_3" style:default-outline-level="3" style:class="text">
      <style:paragraph-properties fo:margin-left="0.3in" fo:margin-right="0in" fo:margin-top="0.1098in" fo:margin-bottom="0.0201in" fo:text-indent="-0.1in" style:auto-text-indent="false" fo:padding="0in" fo:border-left="none" fo:border-right="none" fo:border-top="0.0008in solid #b2b2b2" fo:border-bottom="none" style:shadow="none">
        <style:tab-stops/>
      </style:paragraph-properties>
      <style:text-properties fo:color="#333333" style:font-name="Calibri1" fo:font-size="9pt" fo:font-style="normal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fo:text-indent="0in" style:auto-text-indent="false">
        <style:tab-stops/>
      </style:paragraph-properties>
      <style:text-properties style:font-name="Ebrima" fo:font-size="7pt"/>
    </style:style>
    <style:style style:name="Contents_20_3" style:display-name="Contents 3" style:family="paragraph" style:parent-style-name="Index" style:class="index">
      <style:paragraph-properties fo:margin-left="0.2902in" fo:margin-right="0in" fo:margin-top="0in" fo:margin-bottom="0in" fo:text-indent="0in" style:auto-text-indent="false">
        <style:tab-stops>
          <style:tab-stop style:position="0.05in"/>
        </style:tab-stops>
      </style:paragraph-properties>
      <style:text-properties style:font-name="Ebrima" fo:font-size="7pt"/>
    </style:style>
    <style:style style:name="Heading_20_4" style:display-name="Heading 4" style:family="paragraph" style:parent-style-name="Heading" style:next-style-name="Contents_20_4" style:default-outline-level="4" style:class="text">
      <style:paragraph-properties fo:margin-left="0.5in" fo:margin-right="0in" fo:margin-top="0.0902in" fo:margin-bottom="0.0201in" fo:text-indent="-0.2in" style:auto-text-indent="false" fo:padding="0in" fo:border-left="none" fo:border-right="none" fo:border-top="0.0008in solid #dddddd" fo:border-bottom="none" style:shadow="none">
        <style:tab-stops/>
      </style:paragraph-properties>
      <style:text-properties style:font-name="Calibri" fo:font-size="8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2902in" fo:margin-right="0in" fo:margin-top="0in" fo:margin-bottom="0in" fo:text-indent="0.1in" style:auto-text-indent="false">
        <style:tab-stops/>
      </style:paragraph-properties>
      <style:text-properties style:font-name="Ebrima" fo:font-size="7pt"/>
    </style:style>
    <style:style style:name="Heading_20_5" style:display-name="Heading 5" style:family="paragraph" style:parent-style-name="Heading" style:next-style-name="Contents_20_5" style:default-outline-level="5" style:class="text">
      <style:paragraph-properties fo:margin-left="0.3in" fo:margin-right="0in" fo:margin-top="0.0701in" fo:margin-bottom="0.0201in" fo:text-indent="0.1in" style:auto-text-indent="false"/>
      <style:text-properties style:font-name="Calibri" fo:font-size="7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Contents_20_6" style:default-outline-level="6" style:class="text">
      <style:paragraph-properties fo:margin-left="0.4in" fo:margin-right="0in" fo:margin-top="0.0402in" fo:margin-bottom="0.0201in" fo:text-indent="0.1in" style:auto-text-indent="false">
        <style:tab-stops/>
      </style:paragraph-properties>
      <style:text-properties style:font-name="Calibri" fo:font-size="7pt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fo:text-indent="0in" style:auto-text-indent="false"/>
    </style:style>
    <style:style style:name="Hanging_20_indent" style:display-name="Hanging indent" style:family="paragraph" style:parent-style-name="Text_20_body" style:auto-update="true" style:class="text">
      <style:paragraph-properties fo:margin-left="0.0098in" fo:margin-right="0in" fo:margin-top="0in" fo:margin-bottom="0in" fo:text-indent="-0.2in" style:auto-text-indent="tru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fo:text-indent="0.1965in" style:auto-text-indent="false"/>
    </style:style>
    <style:style style:name="Heading_20_7" style:display-name="Heading 7" style:family="paragraph" style:parent-style-name="Heading" style:next-style-name="Hanging_20_indent" style:default-outline-level="7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Hanging_20_indent" style:default-outline-level="8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Hanging_20_indent" style:default-outline-level="9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0.55in" fo:margin-right="0in" fo:margin-top="0in" fo:margin-bottom="0in" fo:text-indent="0in" style:auto-text-indent="false" style:shadow="none">
        <style:tab-stops/>
      </style:paragraph-properties>
      <style:text-properties style:font-name="Ebrima" fo:font-size="7pt"/>
    </style:style>
    <style:style style:name="Contents_20_6" style:display-name="Contents 6" style:family="paragraph" style:parent-style-name="Index" style:class="index">
      <style:paragraph-properties fo:margin-left="0.5799in" fo:margin-right="0in" fo:margin-top="0in" fo:margin-bottom="0in" fo:text-indent="0in" style:auto-text-indent="false">
        <style:tab-stops/>
      </style:paragraph-properties>
      <style:text-properties style:font-name="Ebrima" fo:font-size="7pt"/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fo:text-indent="0in" style:auto-text-indent="false">
        <style:tab-stops>
          <style:tab-stop style:position="6.9807in" style:type="right" style:leader-style="dotted" style:leader-text="."/>
        </style:tab-stops>
      </style:paragraph-properties>
      <style:text-properties style:font-name="Ebrima"/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fo:text-indent="0in" style:auto-text-indent="false">
        <style:tab-stops>
          <style:tab-stop style:position="6.7839in" style:type="right" style:leader-style="dotted" style:leader-text="."/>
        </style:tab-stops>
      </style:paragraph-properties>
      <style:text-properties style:font-name="Ebrima"/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fo:text-indent="0in" style:auto-text-indent="false">
        <style:tab-stops>
          <style:tab-stop style:position="6.5874in" style:type="right" style:leader-style="dotted" style:leader-text="."/>
        </style:tab-stops>
      </style:paragraph-properties>
      <style:text-properties style:font-name="Ebrima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ormal" style:family="paragraph">
      <style:paragraph-properties fo:margin-left="0in" fo:margin-right="0in" fo:margin-top="0in" fo:margin-bottom="0in" fo:hyphenation-ladder-count="no-limit" fo:text-indent="0.25in" style:auto-text-indent="false"/>
      <style:text-properties fo:font-size="8pt" style:font-size-asian="11pt" style:font-size-complex="11pt" style:language-complex="en" style:country-complex="US" fo:hyphenate="false" fo:hyphenation-remain-char-count="0" fo:hyphenation-push-char-count="0"/>
    </style:style>
    <style:style style:name="Illustration" style:family="paragraph" style:parent-style-name="Caption" style:class="extra"/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SourceCode" style:family="paragraph" style:parent-style-name="Text_20_body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Info" style:family="paragraph" style:parent-style-name="SourceCode">
      <style:paragraph-properties fo:margin-left="1.1799in" fo:margin-right="0in" fo:text-indent="0in" style:auto-text-indent="false" fo:background-color="#ccffff">
        <style:background-image/>
      </style:paragraph-properties>
      <style:text-properties style:font-name="Consolas1" fo:font-size="6pt" style:font-size-asian="6pt" style:font-size-complex="6pt"/>
    </style:style>
    <style:style style:name="List_20_Paragraph" style:display-name="List Paragraph" style:family="paragraph" style:parent-style-name="Normal" style:master-page-name="">
      <style:paragraph-properties fo:margin-left="0.5in" fo:margin-right="0in" fo:margin-top="0in" fo:margin-bottom="0in" fo:hyphenation-ladder-count="no-limit" fo:text-indent="0in" style:auto-text-indent="false" style:page-number="auto">
        <style:tab-stops>
          <style:tab-stop style:position="0in"/>
          <style:tab-stop style:position="0.1in"/>
        </style:tab-stops>
      </style:paragraph-properties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ourcecode" style:family="paragraph" style:parent-style-name="Text_20_body">
      <style:paragraph-properties fo:background-color="#eeeeee" fo:padding="0.0201in" fo:border="0.0071in solid #000000" style:shadow="#006699 0.0402in -0.0402in">
        <style:background-image/>
      </style:paragraph-properties>
      <style:text-properties style:font-name="Source Sans Pro" fo:font-size="7pt" style:font-size-asian="6pt" style:font-size-complex="6pt"/>
    </style:style>
    <style:style style:name="Table_20_Contents_20_Small" style:display-name="Table Contents Small" style:family="paragraph" style:parent-style-name="Table_20_Contents" style:next-style-name="Contents_20_1" style:class="extra" style:master-page-name="">
      <style:paragraph-properties fo:margin-left="0.0201in" fo:margin-right="0.0201in" fo:text-indent="0in" style:auto-text-indent="false" style:page-number="auto" fo:background-color="transparent" style:shadow="none">
        <style:tab-stops/>
        <style:background-image/>
      </style:paragraph-properties>
      <style:text-properties fo:color="#333333" style:font-name="Browallia New" fo:font-size="7pt" fo:font-style="normal" fo:font-weight="normal"/>
    </style:style>
    <style:style style:name="Table_20_Contents_20_Heading" style:display-name="Table Contents Heading" style:family="paragraph" style:parent-style-name="Table_20_Contents_20_Small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Tahoma" fo:font-size="6pt" style:text-underline-style="solid" style:text-underline-width="auto" style:text-underline-color="font-color" fo:font-weight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0799in" style:type="center"/>
          <style:tab-stop style:position="8.1598in" style:type="right"/>
        </style:tab-stops>
      </style:paragraph-properties>
    </style:style>
    <style:style style:name="Content_20_3_20_Text" style:display-name="Content 3 Text" style:family="paragraph" style:parent-style-name="Contents_20_3">
      <style:paragraph-properties fo:margin-left="0.4in" fo:margin-right="0in" fo:text-indent="0in" style:auto-text-indent="false"/>
      <style:text-properties fo:color="#006666" style:font-name="Cambria1" fo:font-size="8pt" fo:font-style="italic" style:font-size-asian="8pt" style:font-style-asian="italic" style:font-size-complex="8pt" style:font-style-complex="italic"/>
    </style:style>
    <style:style style:name="Drop_20_Caps" style:display-name="Drop Cap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Teletype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>
      <style:text-properties fo:font-size="7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NSimSun" style:font-name-complex="Courier New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style:font-name="Arial Narrow" fo:font-size="8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>
      <style:text-properties fo:color="#0000ff" style:font-name="Cambria" fo:font-size="8pt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3LVL1" style:display-name="WW_CharLFO13LVL1" style:family="text">
      <style:text-properties style:font-name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LFO2LVL1" style:display-name="WW_CharLFO2LVL1" style:family="text">
      <style:text-properties style:font-name="Symbol" fo:font-size="10pt" style:font-size-asian="10pt"/>
    </style:style>
    <style:style style:name="WW_5f_CharLFO2LVL2" style:display-name="WW_CharLFO2LVL2" style:family="text">
      <style:text-properties style:font-name="Courier New" fo:font-size="10pt" style:font-size-asian="10pt"/>
    </style:style>
    <style:style style:name="WW_5f_CharLFO2LVL3" style:display-name="WW_CharLFO2LVL3" style:family="text">
      <style:text-properties style:font-name="Wingdings" fo:font-size="10pt" style:font-size-asian="10pt"/>
    </style:style>
    <style:style style:name="WW_5f_CharLFO2LVL4" style:display-name="WW_CharLFO2LVL4" style:family="text">
      <style:text-properties style:font-name="Wingdings" fo:font-size="10pt" style:font-size-asian="10pt"/>
    </style:style>
    <style:style style:name="WW_5f_CharLFO2LVL5" style:display-name="WW_CharLFO2LVL5" style:family="text">
      <style:text-properties style:font-name="Wingdings" fo:font-size="10pt" style:font-size-asian="10pt"/>
    </style:style>
    <style:style style:name="WW_5f_CharLFO2LVL6" style:display-name="WW_CharLFO2LVL6" style:family="text">
      <style:text-properties style:font-name="Wingdings" fo:font-size="10pt" style:font-size-asian="10pt"/>
    </style:style>
    <style:style style:name="WW_5f_CharLFO2LVL7" style:display-name="WW_CharLFO2LVL7" style:family="text">
      <style:text-properties style:font-name="Wingdings" fo:font-size="10pt" style:font-size-asian="10pt"/>
    </style:style>
    <style:style style:name="WW_5f_CharLFO2LVL8" style:display-name="WW_CharLFO2LVL8" style:family="text">
      <style:text-properties style:font-name="Wingdings" fo:font-size="10pt" style:font-size-asian="10pt"/>
    </style:style>
    <style:style style:name="WW_5f_CharLFO2LVL9" style:display-name="WW_CharLFO2LVL9" style:family="text">
      <style:text-properties style:font-name="Wingdings" fo:font-size="10pt" style:font-size-asian="10pt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Emphasis" style:family="text">
      <style:text-properties fo:color="#666666" style:font-name="Arial Narrow1" fo:font-size="8pt" fo:font-style="italic" fo:background-color="#ffffff" style:font-style-asian="italic" style:font-style-complex="italic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tyle_5f_0" style:display-name="GraphicStyle_0" style:family="graphic">
      <style:graphic-properties svg:x="0in" svg:y="0in" style:vertical-pos="from-top" style:vertical-rel="page-content" style:horizontal-pos="from-left" style:horizontal-rel="page-end-margin"/>
    </style:style>
    <style:style style:name="GraphicStyle_5f_1" style:display-name="GraphicStyle_1" style:family="graphic">
      <style:graphic-properties svg:x="0in" svg:y="0in" style:vertical-pos="from-top" style:vertical-rel="page" style:horizontal-pos="from-left" style:horizontal-rel="page-end-margin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style:num-format="1" text:display-levels="2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style:num-format="1" text:display-levels="3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MyList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fo:font-family="StarSymbol" style:font-charset="x-symbol"/>
      </text:list-level-style-bullet>
    </text:list-style>
    <text:list-style style:name="Check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4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3in" fo:margin-left="0.65in"/>
        </style:list-level-properties>
        <style:text-properties fo:font-family="'Segoe UI'" style:font-style-name="Regular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0.8in"/>
        </style:list-level-properties>
        <style:text-properties fo:font-family="'Segoe UI'" style:font-style-name="Regular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fo:font-family="'Segoe UI'" style:font-style-name="Regular"/>
      </text:list-level-style-bullet>
      <text:list-level-style-bullet text:level="5" text:style-name="Bullet_20_Symbols" text:bullet-char="▫">
        <style:list-level-properties text:list-level-position-and-space-mode="label-alignment">
          <style:list-level-label-alignment text:label-followed-by="space" fo:text-indent="-0.2in" fo:margin-left="1.15in"/>
        </style:list-level-properties>
        <style:text-properties fo:font-family="'Segoe UI'" style:font-style-name="Regular"/>
      </text:list-level-style-bullet>
      <text:list-level-style-bullet text:level="6" text:style-name="Bullet_20_Symbols" text:bullet-char="∙">
        <style:list-level-properties text:list-level-position-and-space-mode="label-alignment">
          <style:list-level-label-alignment text:label-followed-by="space" fo:text-indent="-0.15in" fo:margin-left="1.3in"/>
        </style:list-level-properties>
        <style:text-properties fo:font-family="'Segoe UI'" style:font-style-name="Regular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3in" fo:margin-left="1.65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3in" fo:margin-left="1.8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3in" fo:margin-left="2.0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3in" fo:margin-left="2.25in"/>
        </style:list-level-properties>
        <style:text-properties fo:font-family="StarSymbol" style:font-charset="x-symbol"/>
      </text:list-level-style-bullet>
    </text:list-style>
    <text:list-style style:name="CheckContent4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7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in" fo:margin-left="0.8in"/>
        </style:list-level-properties>
        <style:text-properties fo:font-family="'Segoe UI'" style:font-style-name="Regular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1.05in"/>
        </style:list-level-properties>
        <style:text-properties fo:font-family="'Segoe UI'" style:font-style-name="Regular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fo:font-family="'Segoe UI'" style:font-style-name="Regular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 fo:text-indent="-0.25in" fo:margin-left="1.45in"/>
        </style:list-level-properties>
        <style:text-properties fo:font-family="'Segoe UI'" style:font-style-name="Regular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fo:font-family="StarSymbol" style:font-charset="x-symbol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MyList1Content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5in" fo:margin-left="0.9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in" fo:margin-left="1.2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space" fo:text-indent="-0.2in" fo:margin-left="1.45in"/>
        </style:list-level-properties>
        <style:text-properties fo:font-family="'Segoe UI'" style:font-style-name="Regular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in" fo:margin-left="1.7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in" fo:margin-left="1.9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in" fo:margin-left="2.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in" fo:margin-left="2.4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in" fo:margin-left="2.7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in" fo:margin-left="2.95in"/>
        </style:list-level-properties>
        <style:text-properties fo:font-family="StarSymbol" style:font-charset="x-symbol"/>
      </text:list-level-style-bullet>
    </text:list-style>
    <text:list-style style:name="CheckContent6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1in" fo:margin-left="0.8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space" fo:text-indent="-0.1in" fo:margin-left="1in"/>
        </style:list-level-properties>
        <style:text-properties fo:font-family="'Segoe UI'" style:font-style-name="Regular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 fo:text-indent="-0.1in" fo:margin-left="1.2in"/>
        </style:list-level-properties>
        <style:text-properties fo:font-family="'Segoe UI'" style:font-style-name="Regular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1in" fo:margin-left="1.4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∙">
        <style:list-level-properties text:list-level-position-and-space-mode="label-alignment">
          <style:list-level-label-alignment text:label-followed-by="space" fo:text-indent="-0.1in" fo:margin-left="1.6in"/>
        </style:list-level-properties>
        <style:text-properties fo:font-family="'Segoe UI'" style:font-style-name="Regular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1.8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2.2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2.4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2.6in"/>
        </style:list-level-properties>
        <style:text-properties fo:font-family="StarSymbol" style:font-charset="x-symbol"/>
      </text:list-level-style-bullet>
    </text:list-style>
    <text:list-style style:name="MyListItems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5in" fo:margin-left="0.75in"/>
        </style:list-level-properties>
        <style:text-properties fo:font-family="'Segoe UI'" style:font-style-name="Regular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8.5in" fo:page-height="11in" style:num-format="1" style:print-orientation="portrait" fo:margin-top="0.1701in" fo:margin-bottom="0.1701in" fo:margin-left="0.1701in" fo:margin-right="0.1701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in" fo:margin-bottom="0.7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( <text:s/></text:span><text:span text:style-name="MT1"><text:chapter text:display="number" text:outline-level="3">1.</text:chapter></text:span><text:span text:style-name="MT1"> <text:s/></text:span><text:span text:style-name="MT1"><text:chapter text:display="name" text:outline-level="1">INTRODUCTION</text:chapter></text:span><text:span text:style-name="MT1"> <text:s/>:: <text:s/></text:span><text:span text:style-name="MT1"><text:chapter text:display="name" text:outline-level="2">INTRODUCTION</text:chapter></text:span><text:span text:style-name="MT1"> <text:s/>:: <text:s/></text:span><text:span text:style-name="MT1"><text:chapter text:display="name" text:outline-level="3">INTRODUCTION</text:chapter></text:span><text:span text:style-name="MT1"> <text:s/>)</text:span><text:span text:style-name="MT2"> <text:s text:c="2"/></text:span>Page -<text:subject/><text:page-number text:select-page="current">2</text:page-number>- </text:p>
      </style:header>
    </style:master-page>
    <style:master-page style:name="HTML" style:page-layout-name="Mpm2">
      <style:header>
        <text:p text:style-name="Header"/>
      </style:header>
    </style:master-page>
    <style:master-page style:name="Page_20_Style_20_1" style:display-name="Page Style 1" style:page-layout-name="Mpm3">
      <style:header>
        <text:p text:style-name="MP1"><text:span text:style-name="MT1">( <text:s/></text:span><text:span text:style-name="MT1"><text:chapter text:display="number" text:outline-level="3"/></text:span><text:span text:style-name="MT1"> <text:s/></text:span><text:span text:style-name="MT1"><text:chapter text:display="name" text:outline-level="1"/></text:span><text:span text:style-name="MT1"> <text:s/>:: <text:s/></text:span><text:span text:style-name="MT1"><text:chapter text:display="name" text:outline-level="2"/></text:span><text:span text:style-name="MT1"> <text:s/>:: <text:s/></text:span><text:span text:style-name="MT1"><text:chapter text:display="name" text:outline-level="3"/></text:span><text:span text:style-name="MT1"> <text:s/>)</text:span><text:span text:style-name="MT2"> <text:s text:c="2"/></text:span>Page -<text:subject/><text:page-number text:select-page="current"/>-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G</meta:initial-creator>
    <meta:creation-date>2014-08-16T15:15:16.92</meta:creation-date>
    <dc:date>2017-11-13T16:51:15.57</dc:date>
    <dc:creator>Tom G</dc:creator>
    <meta:editing-duration>P85DT14H12M4S</meta:editing-duration>
    <meta:editing-cycles>2270</meta:editing-cycles>
    <meta:generator>OpenOffice/4.1.3$Win32 OpenOffice.org_project/413m1$Build-9783</meta:generator>
    <meta:document-statistic meta:table-count="0" meta:image-count="1" meta:object-count="0" meta:page-count="2" meta:paragraph-count="9" meta:word-count="48" meta:character-count="348"/>
  </office:meta>
</office:document-meta>
</file>